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24D966710E7C8279208.png" manifest:media-type="image/png"/>
  <manifest:file-entry manifest:full-path="Pictures/100002010000032C000002558BCFDD30403FDEBF.png" manifest:media-type="image/png"/>
  <manifest:file-entry manifest:full-path="Pictures/10000201000003F8000001F1346A2EC5ED7D48E0.png" manifest:media-type="image/png"/>
  <manifest:file-entry manifest:full-path="Pictures/10000201000002B10000024BEFF12C551D0861B8.png" manifest:media-type="image/png"/>
  <manifest:file-entry manifest:full-path="Pictures/1000020100000443000001C4F1DBEB75B994AEAC.png" manifest:media-type="image/png"/>
  <manifest:file-entry manifest:full-path="Pictures/100002010000038C00000272311F110E4007C7F5.png" manifest:media-type="image/png"/>
  <manifest:file-entry manifest:full-path="Pictures/100002010000043F00000273170175A6F25D68FE.png" manifest:media-type="image/png"/>
  <manifest:file-entry manifest:full-path="Pictures/100002010000044F0000026C4AA1AB5E872CBB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55215b" fo:min-height="14.104cm"/>
      <style:paragraph-properties style:writing-mode="lr-tb"/>
    </style:style>
    <style:style style:name="pr2" style:family="presentation" style:parent-style-name="Default-outline1">
      <style:graphic-properties draw:fill-color="#55215b"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55215b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853cm" svg:height="14.104cm" svg:x="-0.254cm" svg:y="0.628cm" presentation:class="title" presentation:user-transformed="true">
          <draw:text-box>
            <text:p>PLANNING OUR LAYOUT</text:p>
          </draw:text-box>
        </draw:frame>
        <draw:frame presentation:style-name="pr2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WIREFRAME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"/></text:p>
                <text:p text:style-name="P3"><text:span text:style-name="T1">A wireframe is a layout of a web page that demonstrates what interface elements will exist on key pag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6" draw:text-style-name="P4" draw:layer="layout" svg:width="25.199cm" svg:height="9.134cm" svg:x="1.4cm" svg:y="3.685cm" presentation:class="subtitle" presentation:placeholder="true">
          <draw:text-box/>
        </draw:frame>
        <draw:frame draw:style-name="gr2" draw:text-style-name="P5" draw:layer="layout" svg:width="27.999cm" svg:height="15.737cm" svg:x="0.097cm" svg:y="0.069cm">
          <draw:image xlink:href="Pictures/100002010000044F0000026C4AA1AB5E872CBB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5.748cm" svg:height="12.311cm" svg:x="6.35cm" svg:y="0.508cm" presentation:class="graphic" presentation:user-transformed="true">
          <draw:image xlink:href="Pictures/100002010000038C00000272311F110E4007C7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8.542cm" svg:height="12.7cm" svg:x="4.572cm" svg:y="1.27cm" presentation:class="graphic" presentation:user-transformed="true">
          <draw:image xlink:href="Pictures/100002010000043F00000273170175A6F25D68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4.384cm" svg:height="12.58cm" svg:x="2.032cm" svg:y="0.628cm" presentation:class="graphic" presentation:user-transformed="true">
          <draw:image xlink:href="Pictures/1000020100000443000001C4F1DBEB75B994A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0.828cm" svg:height="11.295cm" svg:x="3.81cm" svg:y="1.524cm" presentation:class="graphic" presentation:user-transformed="true">
          <draw:image xlink:href="Pictures/10000201000003F8000001F1346A2EC5ED7D48E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5.748cm" svg:height="12.192cm" svg:x="6.604cm" svg:y="2.032cm" presentation:class="graphic" presentation:user-transformed="true">
          <draw:image xlink:href="Pictures/10000201000002230000024D966710E7C82792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0.721cm" svg:height="9.134cm" svg:x="8.638cm" svg:y="3.685cm" presentation:class="graphic">
          <draw:image xlink:href="Pictures/10000201000002B10000024BEFF12C551D0861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19.558cm" svg:height="12.057cm" svg:x="6.096cm" svg:y="0.762cm" presentation:class="graphic" presentation:user-transformed="true">
          <draw:image xlink:href="Pictures/100002010000032C000002558BCFDD30403FDE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3:26:54.545612810</meta:creation-date>
    <dc:date>2021-06-23T00:10:08.709049920</dc:date>
    <meta:editing-duration>PT2M19S</meta:editing-duration>
    <meta:editing-cycles>1</meta:editing-cycles>
    <meta:document-statistic meta:object-count="62"/>
    <meta:generator>LibreOffice/6.4.7.2$Linux_X86_64 LibreOffice_project/40$Build-2</meta:generator>
  </office:meta>
</office:document-meta>
</file>